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2">
      <style:paragraph-properties fo:margin-left="1.27cm" fo:margin-right="0cm" fo:line-height="107%" fo:text-indent="0cm" style:auto-text-indent="false" style:writing-mode="lr-tb"/>
    </style:style>
    <style:style style:name="P2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bold" officeooo:paragraph-rsid="00194ef4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weight="bold" officeooo:paragraph-rsid="00194ef4"/>
    </style:style>
    <style:style style:name="P4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bold" officeooo:rsid="00194ef4" officeooo:paragraph-rsid="00194ef4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194ef4" officeooo:paragraph-rsid="00194ef4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14d4b2" officeooo:paragraph-rsid="00176097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4ef2c" officeooo:paragraph-rsid="0014ef2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4ef2c" officeooo:paragraph-rsid="0017609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14d4b2" officeooo:paragraph-rsid="001aa9c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14d4b2" officeooo:paragraph-rsid="001b5ff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5pt" fo:font-style="normal" style:text-underline-style="solid" style:text-underline-width="auto" style:text-underline-color="font-color" fo:font-weight="bold" officeooo:rsid="0014ef2c" officeooo:paragraph-rsid="0014ef2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4d4b2" officeooo:paragraph-rsid="0014ef2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4d4b2" officeooo:paragraph-rsid="00166ba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4d4b2" officeooo:paragraph-rsid="0017609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4d4b2" officeooo:paragraph-rsid="001aa9c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4d4b2" officeooo:paragraph-rsid="00166ba2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66ba2" officeooo:paragraph-rsid="00166ba2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66ba2" officeooo:paragraph-rsid="001aa9c4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66ba2" officeooo:paragraph-rsid="00166ba2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66ba2" officeooo:paragraph-rsid="001aa9c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4d4b2" officeooo:paragraph-rsid="00166ba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aa9c4" officeooo:paragraph-rsid="001aa9c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3pt" fo:font-style="normal" style:text-underline-style="none" fo:font-weight="normal" officeooo:rsid="0014ef2c" officeooo:paragraph-rsid="0014ef2c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3pt" fo:font-style="normal" style:text-underline-style="none" fo:font-weight="bold" officeooo:rsid="0014ef2c" officeooo:paragraph-rsid="0014ef2c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officeooo:rsid="00141261" officeooo:paragraph-rsid="00166ba2"/>
    </style:style>
    <style:style style:name="P26" style:family="paragraph" style:parent-style-name="Standard">
      <style:paragraph-properties fo:text-align="start" style:justify-single-word="false"/>
      <style:text-properties fo:color="#000000" loext:opacity="100%" officeooo:rsid="0014d4b2" officeooo:paragraph-rsid="00166ba2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loext:opacity="100%" officeooo:paragraph-rsid="0019a0ec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officeooo:paragraph-rsid="001aa9c4"/>
    </style:style>
    <style:style style:name="P29" style:family="paragraph" style:parent-style-name="Standard">
      <style:paragraph-properties fo:text-align="start" style:justify-single-word="false"/>
      <style:text-properties fo:color="#000000" loext:opacity="100%" officeooo:paragraph-rsid="00176097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weight="bold" officeooo:paragraph-rsid="00166ba2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weight="bold" officeooo:paragraph-rsid="00176097" style:font-weight-asian="bold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loext:opacity="100%" fo:font-weight="bold" officeooo:rsid="0019a0ec" officeooo:paragraph-rsid="0019a0ec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weight="bold" officeooo:rsid="0019a0ec" officeooo:paragraph-rsid="0019a0ec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bold" officeooo:rsid="0014ef2c" officeooo:paragraph-rsid="0014ef2c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019a0ec" fo:background-color="#ffffff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officeooo:paragraph-rsid="00176097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194ef4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19a0ec"/>
    </style:style>
    <style:style style:name="P39" style:family="paragraph" style:parent-style-name="Standard">
      <style:paragraph-properties fo:text-align="start" style:justify-single-word="false"/>
      <style:text-properties officeooo:paragraph-rsid="00194ef4"/>
    </style:style>
    <style:style style:name="P40" style:family="paragraph" style:parent-style-name="Standard">
      <style:paragraph-properties fo:text-align="start" style:justify-single-word="false"/>
      <style:text-properties officeooo:paragraph-rsid="001b5ff8"/>
    </style:style>
    <style:style style:name="P41" style:family="paragraph" style:parent-style-name="Standard">
      <style:paragraph-properties fo:text-align="start" style:justify-single-word="false"/>
      <style:text-properties fo:font-size="16pt" officeooo:paragraph-rsid="00176097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font-size="16pt" officeooo:rsid="001aa9c4" officeooo:paragraph-rsid="001aa9c4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officeooo:rsid="001aa9c4" officeooo:paragraph-rsid="001aa9c4"/>
    </style:style>
    <style:style style:name="P44" style:family="paragraph" style:parent-style-name="Standard">
      <style:paragraph-properties fo:text-align="start" style:justify-single-word="false"/>
      <style:text-properties officeooo:rsid="001b5ff8" officeooo:paragraph-rsid="001b5ff8"/>
    </style:style>
    <style:style style:name="T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normal" officeooo:rsid="0014d4b2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fo:font-weight="normal" officeooo:rsid="00166ba2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officeooo:rsid="0014d4b2" style:font-size-asian="10.5pt" style:font-style-asian="normal" style:font-size-complex="12pt" style:font-style-complex="normal"/>
    </style:style>
    <style:style style:name="T5" style:family="text">
      <style:text-properties fo:font-size="12pt" fo:font-style="normal" officeooo:rsid="00166ba2" style:font-size-asian="10.5pt" style:font-style-asian="normal" style:font-size-complex="12pt" style:font-style-complex="normal"/>
    </style:style>
    <style:style style:name="T6" style:family="text">
      <style:text-properties fo:font-size="12pt" fo:font-style="normal" style:text-underline-style="none" officeooo:rsid="00166ba2" style:font-size-asian="10.5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fo:font-weight="normal" officeooo:rsid="00166ba2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14d4b2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17609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style:text-underline-style="none" officeooo:rsid="0014d4b2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style:text-underline-style="none" officeooo:rsid="00176097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66ba2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671db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72af8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91ff3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7a1f9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76097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aa9c4" style:font-size-asian="10.5pt" style:font-weight-asian="normal" style:font-size-complex="12pt" style:font-weight-complex="normal"/>
    </style:style>
    <style:style style:name="T23" style:family="text">
      <style:text-properties fo:font-size="12pt" style:text-underline-style="solid" style:text-underline-width="auto" style:text-underline-color="font-color" officeooo:rsid="00166ba2" style:font-size-asian="12pt" style:font-size-complex="12pt"/>
    </style:style>
    <style:style style:name="T24" style:family="text">
      <style:text-properties fo:font-size="12pt" style:text-underline-style="solid" style:text-underline-width="auto" style:text-underline-color="font-color" officeooo:rsid="0014d4b2" style:font-size-asian="12pt" style:font-size-complex="12pt"/>
    </style:style>
    <style:style style:name="T25" style:family="text">
      <style:text-properties officeooo:rsid="00166ba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7a1f9" style:font-weight-asian="normal" style:font-weight-complex="normal"/>
    </style:style>
    <style:style style:name="T28" style:family="text">
      <style:text-properties fo:font-weight="normal" officeooo:rsid="00166ba2" style:font-weight-asian="normal" style:font-weight-complex="normal"/>
    </style:style>
    <style:style style:name="T29" style:family="text">
      <style:text-properties fo:font-weight="normal" officeooo:rsid="0014d4b2" style:font-weight-asian="normal" style:font-weight-complex="normal"/>
    </style:style>
    <style:style style:name="T30" style:family="text">
      <style:text-properties fo:font-weight="normal" officeooo:rsid="0019a0ec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66ba2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none" officeooo:rsid="00172af8" style:font-style-asian="normal" style:font-style-complex="normal"/>
    </style:style>
    <style:style style:name="T36" style:family="text">
      <style:text-properties fo:font-style="normal" style:text-underline-style="none" officeooo:rsid="001aa9c4" style:font-style-asian="normal" style:font-style-complex="normal"/>
    </style:style>
    <style:style style:name="T37" style:family="text">
      <style:text-properties fo:font-style="normal" style:text-underline-style="none" style:font-size-asian="10.5pt" style:font-style-asian="normal" style:font-style-complex="normal"/>
    </style:style>
    <style:style style:name="T38" style:family="text">
      <style:text-properties fo:font-style="normal" style:text-underline-style="none" officeooo:rsid="00172af8" style:font-size-asian="10.5pt" style:font-style-asian="normal" style:font-style-complex="normal"/>
    </style:style>
    <style:style style:name="T39" style:family="text">
      <style:text-properties fo:font-style="normal" style:text-underline-style="none" officeooo:rsid="001e92a9" style:font-size-asian="10.5pt" style:font-style-asian="normal" style:font-style-complex="normal"/>
    </style:style>
    <style:style style:name="T40" style:family="text">
      <style:text-properties fo:font-style="normal" style:text-underline-style="none" officeooo:rsid="001aa9c4" style:font-size-asian="10.5pt" style:font-style-asian="normal" style:font-style-complex="normal"/>
    </style:style>
    <style:style style:name="T41" style:family="text">
      <style:text-properties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3" style:family="text">
      <style:text-properties officeooo:rsid="0017a1f9"/>
    </style:style>
    <style:style style:name="T44" style:family="text">
      <style:text-properties fo:color="#000000" loext:opacity="100%" fo:font-size="12pt" fo:font-style="normal" style:text-underline-style="none" fo:font-weight="bold" officeooo:rsid="00166ba2" style:font-size-asian="10.5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000000" loext:opacity="100%" fo:font-size="12pt" fo:font-style="normal" style:text-underline-style="none" fo:font-weight="normal" officeooo:rsid="00166ba2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loext:opacity="100%" fo:font-size="12pt" fo:font-style="normal" style:text-underline-style="none" fo:font-weight="normal" officeooo:rsid="00176097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loext:opacity="100%" fo:font-size="14pt" fo:font-style="normal" style:text-underline-style="none" fo:font-weight="bold" officeooo:rsid="00176097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50" style:family="text">
      <style:text-properties fo:color="#000000" loext:opacity="100%" fo:font-style="normal" style:text-underline-style="none" fo:font-weight="bold" officeooo:rsid="0014ef2c" style:font-style-asian="normal" style:font-weight-asian="bold" style:font-style-complex="normal" style:font-weight-complex="bold"/>
    </style:style>
    <style:style style:name="T51" style:family="text">
      <style:text-properties fo:color="#000000" loext:opacity="100%" fo:font-style="normal" style:text-underline-style="none" fo:font-weight="bold" officeooo:rsid="00176097" style:font-style-asian="normal" style:font-weight-asian="bold" style:font-style-complex="normal" style:font-weight-complex="bold"/>
    </style:style>
    <style:style style:name="T52" style:family="text">
      <style:text-properties fo:color="#000000" loext:opacity="100%" style:text-position="0% 100%" fo:font-size="12pt" fo:font-style="normal" style:text-underline-style="none" fo:font-weight="bold" officeooo:rsid="00194ef4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color="#000000" loext:opacity="100%" style:text-position="0% 100%" fo:font-size="12pt" fo:font-style="normal" style:text-underline-style="none" fo:font-weight="bold" officeooo:rsid="0019a0ec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color="#000000" loext:opacity="100%" style:text-position="0% 100%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text-position="0% 100%" style:font-name="Times New Roman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text-position="0% 100%" style:font-name="Times New Roman" fo:font-size="12pt" fo:font-style="normal" style:text-underline-style="none" fo:font-weight="normal" officeooo:rsid="0019a0ec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text-position="0% 100%" style:font-name="Times New Roman" fo:font-size="12pt" fo:font-style="normal" style:text-underline-style="none" officeooo:rsid="0019a0ec" style:font-size-asian="12pt" style:font-style-asian="normal" style:font-size-complex="12pt" style:font-style-complex="normal"/>
    </style:style>
    <style:style style:name="T59" style:family="text">
      <style:text-properties fo:color="#000000" loext:opacity="100%" style:text-position="super 58%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text-position="super 58%" style:font-name="Times New Roman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text-position="super 58%" style:font-name="Times New Roman" fo:font-size="12pt" style:font-size-asian="12pt" style:font-size-complex="12pt"/>
    </style:style>
    <style:style style:name="T62" style:family="text">
      <style:text-properties fo:color="#000000" loext:opacity="100%" style:font-name="Times New Roman" fo:font-size="12pt" style:font-size-asian="12pt" style:font-size-complex="12pt"/>
    </style:style>
    <style:style style:name="T63" style:family="text">
      <style:text-properties fo:color="#000000" loext:opacity="100%" style:font-name="Times New Roman" fo:font-size="12pt" officeooo:rsid="0019a0ec" style:font-size-asian="12pt" style:font-size-complex="12pt"/>
    </style:style>
    <style:style style:name="T64" style:family="text"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65" style:family="text">
      <style:text-properties fo:color="#000000" loext:opacity="100%" style:font-name="Times New Roman" fo:font-size="12pt" fo:font-weight="bold" officeooo:rsid="0019a0ec" style:font-size-asian="12pt" style:font-weight-asian="bold" style:font-size-complex="12pt" style:font-weight-complex="bold"/>
    </style:style>
    <style:style style:name="T66" style:family="text">
      <style:text-properties fo:color="#000000" loext:opacity="100%" style:font-name="Times New Roman" fo:font-size="12pt" fo:font-weight="normal" officeooo:rsid="0019a0ec" style:font-size-asian="12pt" style:font-weight-asian="normal" style:font-size-complex="12pt" style:font-weight-complex="normal"/>
    </style:style>
    <style:style style:name="T67" style:family="text">
      <style:text-properties fo:color="#000000" loext:opacity="100%" style:font-name="Cambria Math" fo:font-size="12pt" style:font-size-asian="12pt" style:font-name-complex="Cambria Math1" style:font-size-complex="12pt"/>
    </style:style>
    <style:style style:name="T68" style:family="text">
      <style:text-properties fo:color="#000000" loext:opacity="100%" style:font-name="Liberation Serif" fo:font-size="12pt" fo:font-weight="normal" officeooo:rsid="0019a0ec" fo:background-color="#ffffff" loext:char-shading-value="0" style:font-size-asian="12pt" style:font-weight-asian="normal" style:font-size-complex="12pt" style:font-weight-complex="normal"/>
    </style:style>
    <style:style style:name="T69" style:family="text">
      <style:text-properties fo:color="#000000" loext:opacity="100%" style:font-name="Liberation Serif" fo:font-size="12pt" fo:font-weight="normal" fo:background-color="#ffffff" loext:char-shading-value="0" style:font-size-asian="12pt" style:font-size-complex="12pt"/>
    </style:style>
    <style:style style:name="T70" style:family="text">
      <style:text-properties fo:color="#000000" loext:opacity="100%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color="#000000" loext:opacity="100%" fo:font-size="16pt" fo:font-style="normal" style:text-underline-style="none" fo:font-weight="bold" officeooo:rsid="00176097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color="#000000" loext:opacity="100%" fo:font-size="16pt" fo:font-style="normal" style:text-underline-style="none" fo:font-weight="bold" officeooo:rsid="001b5ff8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officeooo:rsid="0014d4b2"/>
    </style:style>
    <style:style style:name="T7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5" style:family="text">
      <style:text-properties fo:font-size="13pt" style:text-underline-style="solid" style:text-underline-width="auto" style:text-underline-color="font-color" officeooo:rsid="0014d4b2" style:font-size-asian="13pt" style:font-size-complex="13pt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T78" style:family="text">
      <style:text-properties style:text-underline-style="solid" style:text-underline-width="auto" style:text-underline-color="font-color" fo:font-weight="bold" officeooo:rsid="00166ba2" style:font-size-asian="12pt" style:font-weight-asian="bold" style:font-weight-complex="bold"/>
    </style:style>
    <style:style style:name="T79" style:family="text">
      <style:text-properties style:text-underline-style="solid" style:text-underline-width="auto" style:text-underline-color="font-color" officeooo:rsid="0014d4b2"/>
    </style:style>
    <style:style style:name="T80" style:family="text">
      <style:text-properties style:text-underline-style="solid" style:text-underline-width="auto" style:text-underline-color="font-color" style:font-size-asian="12pt"/>
    </style:style>
    <style:style style:name="T81" style:family="text">
      <style:text-properties style:text-underline-style="solid" style:text-underline-width="auto" style:text-underline-color="font-color" officeooo:rsid="0014d4b2" style:font-size-asian="12pt"/>
    </style:style>
    <style:style style:name="T82" style:family="text">
      <style:text-properties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83" style:family="text">
      <style:text-properties style:font-name="Liberation Serif" fo:font-size="12pt" fo:font-weight="normal" officeooo:rsid="00194ef4" fo:background-color="#ffffff" loext:char-shading-value="0" style:font-size-asian="12pt" style:font-weight-asian="normal" style:font-size-complex="12pt" style:font-weight-complex="normal"/>
    </style:style>
    <style:style style:name="T84" style:family="text">
      <style:text-properties style:font-name="Liberation Serif" fo:font-size="12pt" fo:font-weight="normal" fo:background-color="#ffffff" loext:char-shading-value="0" style:font-size-asian="12pt" style:font-size-complex="12pt"/>
    </style:style>
    <style:style style:name="T85" style:family="text">
      <style:text-properties style:font-name="Liberation Serif" fo:font-size="12pt" fo:background-color="#ffffff" loext:char-shading-value="0" style:font-size-asian="12pt" style:font-size-complex="12pt"/>
    </style:style>
    <style:style style:name="T86" style:family="text">
      <style:text-properties style:text-position="super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text-position="super 58%" style:font-name="Times New Roman" fo:font-size="12pt" style:font-size-asian="12pt" style:font-size-complex="12pt"/>
    </style:style>
    <style:style style:name="T88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text-position="0% 100%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text-position="0% 100%" fo:font-size="12pt" fo:font-style="normal" style:text-underline-style="none" style:font-size-asian="12pt" style:font-style-asian="normal" style:font-size-complex="12pt" style:font-style-complex="normal"/>
    </style:style>
    <style:style style:name="T91" style:family="text">
      <style:text-properties style:text-position="0% 100%" fo:font-size="12pt" fo:font-style="normal" style:text-underline-style="none" officeooo:rsid="00194ef4" style:font-size-asian="12pt" style:font-style-asian="normal" style:font-size-complex="12pt" style:font-style-complex="normal"/>
    </style:style>
    <style:style style:name="T92" style:family="text">
      <style:text-properties style:text-position="0% 100%" style:font-name="Times New Roman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Times New Roman" fo:font-size="12pt" style:font-size-asian="12pt" style:font-size-complex="12pt"/>
    </style:style>
    <style:style style:name="T9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5" style:family="text">
      <style:text-properties style:font-name="Times New Roman" fo:font-size="12pt" fo:font-weight="bold" officeooo:rsid="0019a0ec" style:font-size-asian="12pt" style:font-weight-asian="bold" style:font-size-complex="12pt" style:font-weight-complex="bold"/>
    </style:style>
    <style:style style:name="T96" style:family="text">
      <style:text-properties style:font-name="Times New Roman" fo:font-size="12pt" fo:font-weight="bold" officeooo:rsid="001aa9c4" style:font-size-asian="12pt" style:font-weight-asian="bold" style:font-size-complex="12pt" style:font-weight-complex="bold"/>
    </style:style>
    <style:style style:name="T9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8" style:family="text">
      <style:text-properties fo:font-size="14pt" fo:font-style="normal" style:text-underline-style="none" fo:font-weight="bold" officeooo:rsid="00176097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officeooo:rsid="001b5ff8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jet : Blockchain appliquée à un processus électoral</text:p>
      <text:p text:style-name="P24">Rapport du mi-projet</text:p>
      <text:p text:style-name="P23"/>
      <text:p text:style-name="P7">Reformulation du sujet</text:p>
      <text:p text:style-name="P7">…</text:p>
      <text:p text:style-name="P7"/>
      <text:p text:style-name="P12"><text:span text:style-name="T1"/></text:p>
      <text:p text:style-name="P34">Description globale du code</text:p>
      <text:p text:style-name="P34"/>
      <text:p text:style-name="P25"><text:span text:style-name="T1">Le projet se divise en </text:span><text:span text:style-name="T2">3</text:span><text:span text:style-name="T1"> parties </text:span><text:span text:style-name="T2">(pour l’instant)</text:span><text:span text:style-name="T1">:</text:span></text:p>
      <text:p text:style-name="P26"><text:span text:style-name="T1"><text:tab/>1. Implémentation d’outils de cryptographie</text:span></text:p>
      <text:p text:style-name="P26"><text:span text:style-name="T1"><text:tab/>2.Création d’un système de déclarations sécurisés par chiffrement asymétrique</text:span></text:p>
      <text:p text:style-name="P13"><text:tab/>3.Manipulation d’une base centralisé de déclarations.</text:p>
      <text:p text:style-name="P14"/>
      <text:p text:style-name="P8"><text:s/><text:span text:style-name="T23">Partie 1 : </text:span><text:span text:style-name="T24"><text:s/>Implémentation d’outils de cryptographie</text:span></text:p>
      <text:p text:style-name="P6"><text:span text:style-name="T15">Le but de cette partie </text:span><text:span text:style-name="T17">est de générer efficacement de très grand nombre premiers </text:span><text:span text:style-name="T18">qui nous serviront </text:span><text:span text:style-name="T19">à</text:span><text:span text:style-name="T18"> créer des paires de clé publique et secr</text:span><text:span text:style-name="T20">è</text:span><text:span text:style-name="T18">te </text:span><text:span text:style-name="T19">selon le protocole RSA</text:span><text:span text:style-name="T18">. </text:span><text:span text:style-name="T21">A l’aide de la publique nous pourrons crypter un message puis le décrypter </text:span><text:span text:style-name="T22">à</text:span><text:span text:style-name="T21"> l’aide de la clé privé</text:span></text:p>
      <text:p text:style-name="P8"><text:span text:style-name="T16"/></text:p>
      <text:p text:style-name="P30"><text:span text:style-name="T4">prime_number.</text:span><text:span text:style-name="T5">c</text:span><text:span text:style-name="T3">: Fichier contenant les méthodes servant à la génération de nombre premiers</text:span></text:p>
      <text:p text:style-name="P30"><text:span text:style-name="T4">prime_number.h:</text:span><text:span text:style-name="T2">F</text:span><text:span text:style-name="T3">ichiers contenant les prototypes des fonctions de prime_number.c</text:span></text:p>
      <text:p text:style-name="P36"><text:span text:style-name="T44"/></text:p>
      <text:p text:style-name="P36"><text:span text:style-name="T44">chiffrement.c </text:span><text:span text:style-name="T45">:Fichier contenant les méthodes servant à la génération de p</text:span><text:span text:style-name="T46">a</text:span><text:span text:style-name="T45">ire de clés</text:span></text:p>
      <text:p text:style-name="P31"><text:span text:style-name="T6">chiffrement.h </text:span><text:span text:style-name="T7">:</text:span><text:span text:style-name="T8">F</text:span><text:span text:style-name="T7">ichiers contenant les prototypes des fonctions de chiffrement.c</text:span></text:p>
      <text:p text:style-name="P21"><text:span text:style-name="T31"/></text:p>
      <text:p text:style-name="P21"><text:span text:style-name="T31">Makefile</text:span><text:span text:style-name="T32">: </text:span><text:span text:style-name="T33">fichier permettant la compilation des différents fichiers.c</text:span></text:p>
      <text:p text:style-name="P16"><text:span text:style-name="T25">main.</text:span><text:span text:style-name="T43">c</text:span><text:span text:style-name="T27">: </text:span><text:span text:style-name="T28">fichier principal contenant les tests des différents fichiers</text:span></text:p>
      <text:p text:style-name="P36"><text:span text:style-name="T45"/></text:p>
      <text:p text:style-name="P14"/>
      <text:p text:style-name="P14"><text:span text:style-name="T25"><text:s text:c="2"/></text:span><text:span text:style-name="T78">Partie 2 :</text:span><text:span text:style-name="T77">Création d’un système de déclarations sécurisés par chiffrement asymétrique</text:span></text:p>
      <text:p text:style-name="P17"><text:span text:style-name="T26"><text:s text:c="6"/></text:span></text:p>
      <text:p text:style-name="P17"><text:span text:style-name="T26"/></text:p>
      <text:p text:style-name="P18"><text:span text:style-name="T26"><text:s text:c="2"/></text:span><text:span text:style-name="T80">Partie 3 :</text:span><text:span text:style-name="T81">Manipulation d’une base centralisé de déclarations.</text:span></text:p>
      <text:p text:style-name="P19"><text:span text:style-name="T26"/></text:p>
      <text:p text:style-name="P41"><text:span text:style-name="T50"/></text:p>
      <text:p text:style-name="P41"><text:span text:style-name="T50"/></text:p>
      <text:p text:style-name="P41"><text:span text:style-name="T50">Description </text:span><text:span text:style-name="T51">des fonctions principales</text:span></text:p>
      <text:p text:style-name="P41"><text:span text:style-name="T51"/></text:p>
      <text:p text:style-name="P8"><text:span text:style-name="T23">Partie 1 : </text:span><text:span text:style-name="T24"><text:s/>Implémentation d’outils de cryptographie</text:span></text:p>
      <text:p text:style-name="P8"><text:span text:style-name="T24"/></text:p>
      <text:list xml:id="list2796447550" text:style-name="L2">
        <text:list-item>
          <text:p text:style-name="P2"><text:span text:style-name="T13">i</text:span><text:span text:style-name="T14">s_prime_naive(long )</text:span><text:span text:style-name="T10">:</text:span><text:span text:style-name="T82">Renvoie 1 si p est premier sinon renvoie </text:span><text:span text:style-name="T83">0. Pour cela p</text:span><text:span text:style-name="T10">arcourt les entiers </text:span><text:span text:style-name="T11">de </text:span><text:span text:style-name="T10">3 à p-1 inclus et </text:span><text:span text:style-name="T11">test si p est divisible par l’entier. Si oui p n’est pas premier</text:span></text:p>
        </text:list-item>
      </text:list>
      <text:p text:style-name="P5"><text:span text:style-name="T11"/></text:p>
      <text:list xml:id="list212040107920396" text:continue-numbering="true" text:style-name="L2">
        <text:list-item>
          <text:p text:style-name="P4"><text:span text:style-name="T12">modpow_naive(long a, long m, long n)</text:span><text:span text:style-name="T9"> : Renvoie <text:s/>(a</text:span><text:span text:style-name="T86">m</text:span><text:span text:style-name="T88"> mod n) en itérant m fois le résultat multiplié par a auquel on applique le modulo n</text:span></text:p>
        </text:list-item>
      </text:list>
      <text:p text:style-name="P5"><text:span text:style-name="T88"/></text:p>
      <text:list xml:id="list212039953443485" text:continue-numbering="true" text:style-name="L2">
        <text:list-item>
          <text:p text:style-name="P37"><text:span text:style-name="T52">modpow(long a, long m, long n) : </text:span><text:span text:style-name="T54">Renvoie <text:s/>(a</text:span><text:span text:style-name="T59">m</text:span><text:span text:style-name="T54"> mod n) <text:s/>en calculant le résultat récursivement par disjonction de cas en fonction de la parité de m:</text:span></text:p>
        </text:list-item>
      </text:list>
      <text:p text:style-name="P39"><text:span text:style-name="T54"/></text:p>
      <text:p text:style-name="P39"><text:soft-page-break/><text:span text:style-name="T54"><text:tab/><text:tab/></text:span><text:span text:style-name="T56">(a</text:span><text:span text:style-name="T60">m</text:span><text:span text:style-name="T56"> mod n) = 1 quand m = 0 (cas de base) </text:span></text:p>
      <text:p text:style-name="P39"><text:span text:style-name="T56"><text:tab/><text:tab/>(a</text:span><text:span text:style-name="T61">m</text:span><text:span text:style-name="T62"> mod n) = (b </text:span><text:span text:style-name="T67">∗</text:span><text:span text:style-name="T62"> b mod n) avec b = a m/2 mod n, quand m est pair</text:span></text:p>
      <text:p text:style-name="P39"><text:span text:style-name="T56"><text:tab/><text:tab/>(a</text:span><text:span text:style-name="T61">m</text:span><text:span text:style-name="T62"> mod n) = a </text:span><text:span text:style-name="T67">∗</text:span><text:span text:style-name="T62"> b </text:span><text:span text:style-name="T67">∗</text:span><text:span text:style-name="T62"> b mod n avec b = a </text:span><text:span text:style-name="T67">⌊</text:span><text:span text:style-name="T62">m/2</text:span><text:span text:style-name="T67">⌋</text:span><text:span text:style-name="T62"> mod n, quand m est impair</text:span></text:p>
      <text:p text:style-name="P39"><text:span text:style-name="T56"/></text:p>
      <text:list xml:id="list212039606758669" text:continue-numbering="true" text:style-name="L2">
        <text:list-item>
          <text:list>
            <text:list-item>
              <text:list>
                <text:list-header>
                  <text:p text:style-name="P1"><text:span text:style-name="T93"/></text:p>
                </text:list-header>
              </text:list>
            </text:list-item>
          </text:list>
        </text:list-item>
        <text:list-item>
          <text:p text:style-name="P37"><text:span text:style-name="T52"><text:s text:c="4"/>witness(long a, long b, long d, long p) :</text:span><text:span text:style-name="T54"> </text:span><text:span text:style-name="T57">Retourne 1</text:span><text:span text:style-name="T55"> si a est un t</text:span><text:span text:style-name="T62">émoin de Miller pour p, (fait appelle à </text:span><text:span text:style-name="T64">modpow()</text:span><text:span text:style-name="T62">)</text:span><text:span text:style-name="T54"> <text:s/></text:span></text:p>
        </text:list-item>
      </text:list>
      <text:p text:style-name="P39"><text:span text:style-name="T54"/></text:p>
      <text:list xml:id="list212041152120487" text:continue-numbering="true" text:style-name="L2">
        <text:list-item>
          <text:p text:style-name="P32"><text:span text:style-name="T91">r</text:span><text:span text:style-name="T90">and_long(long low, long up) :</text:span><text:span text:style-name="T88"> Génère un long compris entre low et up inclus</text:span></text:p>
        </text:list-item>
      </text:list>
      <text:p text:style-name="P33"><text:span text:style-name="T90"/></text:p>
      <text:list xml:id="list212039496204645" text:continue-numbering="true" text:style-name="L2">
        <text:list-item>
          <text:p text:style-name="P38"><text:span text:style-name="T53">is_prime_miller(long p, int k) : </text:span><text:span text:style-name="T58">R</text:span><text:span text:style-name="T62">éalise le test de Miller-Rabin en générant k valeurs de a au hasard (</text:span><text:span text:style-name="T64">rand_long()</text:span><text:span text:style-name="T62">), et </text:span><text:span text:style-name="T63">teste</text:span><text:span text:style-name="T62"> si chaque valeur de a est un témoin de Miller pour p (</text:span><text:span text:style-name="T64">witness</text:span><text:span text:style-name="T62">()). La fonction retourne 0 dès qu’un témoin de Miller est trouvé (p n’est pas premier), et retourne 1 si aucun témoin de Miller n’a été trouvé (p est très probablement premier). </text:span></text:p>
        </text:list-item>
      </text:list>
      <text:p text:style-name="P33"><text:span text:style-name="T90"/></text:p>
      <text:p text:style-name="P33"><text:span text:style-name="T90"><text:s text:c="74"/></text:span></text:p>
      <text:list xml:id="list212039965352793" text:continue-numbering="true" text:style-name="L2">
        <text:list-item>
          <text:p text:style-name="P32"><text:span text:style-name="T90">random_prime_number(int low_size, int up_size, int k) :</text:span><text:span text:style-name="T88">R</text:span><text:span text:style-name="T97">etourne un nombre premier aléatoire de taille comprise entre low_size et up_size (</text:span><text:span text:style-name="T93">rand_long()</text:span><text:span text:style-name="T97">) en effectuant k tests de Miller pour tester la primalité du nombre généré (</text:span><text:span text:style-name="T93">is_prime_miller()</text:span><text:span text:style-name="T97">).</text:span></text:p>
        </text:list-item>
      </text:list>
      <text:p text:style-name="P33"><text:span text:style-name="T97"/></text:p>
      <text:list xml:id="list212040689645320" text:continue-numbering="true" text:style-name="L2">
        <text:list-item>
          <text:p text:style-name="P38"><text:span text:style-name="T65">extended_gcd(long s, long t, long *u, long *v) : </text:span><text:span text:style-name="T66">version récursive de l’algorithme d’Euclide</text:span><text:span text:style-name="T68">, Retourne le PGCD(s,t) et affecte à u et v les valeur </text:span><text:span text:style-name="T69">vérifiant l’équation de Bézout : s*u +t*v =PGCD(s,t)</text:span></text:p>
        </text:list-item>
      </text:list>
      <text:p text:style-name="P35"><text:span text:style-name="T30"/></text:p>
      <text:p text:style-name="P33"><text:span text:style-name="T93"/></text:p>
      <text:list xml:id="list212039253444440" text:continue-numbering="true" text:style-name="L2">
        <text:list-item>
          <text:p text:style-name="P28"><text:span text:style-name="T95">generate_key_values(long p, long q, long *n, long *s, long *u) :</text:span><text:span text:style-name="T93">génère les clés publiques </text:span><text:span text:style-name="T84">pkey(s,n) </text:span><text:span text:style-name="T93">et privées</text:span><text:span text:style-name="T85"> </text:span><text:span text:style-name="T84">skey(u,n) </text:span><text:span text:style-name="T93">à partir des nombres premier p et q en mettant à jours les pointeurs n, s et u (en arguments) grâce à la fonction </text:span><text:span text:style-name="T94">extended_gcd</text:span><text:span text:style-name="T96">()</text:span><text:span text:style-name="T93"> définie précédemment.</text:span></text:p>
        </text:list-item>
      </text:list>
      <text:p text:style-name="P33"><text:span text:style-name="T93"/></text:p>
      <text:p text:style-name="P33"><text:span text:style-name="T93"/></text:p>
      <text:list xml:id="list212039340618258" text:continue-numbering="true" text:style-name="L2">
        <text:list-item>
          <text:p text:style-name="P38"><text:span text:style-name="T65">encrypt(char * chaine, long s, long n) :</text:span><text:span text:style-name="T64">: </text:span><text:span text:style-name="T62">chiffre la chaine en argument caractère par caractère (c = m</text:span><text:span text:style-name="T61">s</text:span><text:span text:style-name="T62">)</text:span></text:p>
        </text:list-item>
      </text:list>
      <text:p text:style-name="P33"><text:span text:style-name="T93"/></text:p>
      <text:p text:style-name="P33"><text:span text:style-name="T93"><text:s text:c="80"/></text:span></text:p>
      <text:list xml:id="list212039653324452" text:continue-numbering="true" text:style-name="L2">
        <text:list-item>
          <text:p text:style-name="P27"><text:span text:style-name="T95">decrypt(long* crypted, int size, long u, long n) :</text:span><text:span text:style-name="T92">d</text:span><text:span text:style-name="T93">échiffre l’entier long en argument chiffre par chiffre (m = c</text:span><text:span text:style-name="T87">u</text:span><text:span text:style-name="T93">)</text:span></text:p>
        </text:list-item>
      </text:list>
      <text:p text:style-name="P3"><text:span text:style-name="T89"/></text:p>
      <text:p text:style-name="P15"><text:span text:style-name="T78">Partie 2 :</text:span><text:span text:style-name="T77">Création d’un système de déclarations sécurisés par chiffrement asymétrique</text:span></text:p>
      <text:p text:style-name="P18"><text:span text:style-name="T26"><text:s text:c="6"/></text:span></text:p>
      <text:p text:style-name="P18"><text:span text:style-name="T80">Partie 3 :</text:span><text:span text:style-name="T81">Manipulation d’une base centralisé de déclarations.</text:span></text:p>
      <text:p text:style-name="P20"><text:span text:style-name="T89"/></text:p>
      <text:p text:style-name="P29"><text:span text:style-name="T98"/></text:p>
      <text:p text:style-name="P42"><text:span text:style-name="T51">R</text:span><text:span text:style-name="T49">éponses aux questions</text:span></text:p>
      <text:p text:style-name="P43"><text:span text:style-name="T47"/></text:p>
      <text:p text:style-name="P9"><text:span text:style-name="T35">Partie </text:span><text:span text:style-name="T34">1: <text:s text:c="4"/></text:span></text:p>
      <text:p text:style-name="P22"><text:span text:style-name="T34">1.1 La complexité de </text:span><text:span text:style-name="T42">is_prime_naive()</text:span><text:span text:style-name="T34"> est en O(n). </text:span></text:p>
      <text:p text:style-name="P22"><text:span text:style-name="T38"/></text:p>
      <text:p text:style-name="P22"><text:span text:style-name="T37">1.2 </text:span><text:span text:style-name="T38">Le plus grand nombre génér</text:span><text:span text:style-name="T39">é</text:span><text:span text:style-name="T38"> en moins de 2 millième de secondes est 215 000 363 .</text:span></text:p>
      <text:p text:style-name="P22"><text:span text:style-name="T38"/></text:p>
      <text:p text:style-name="P22"><text:soft-page-break/><text:span text:style-name="T38">1.</text:span><text:span text:style-name="T37">3 <text:s/>La complexité de </text:span><text:span text:style-name="T41">modpow_naive()</text:span><text:span text:style-name="T37"> est en <text:s/>theta(n)</text:span></text:p>
      <text:p text:style-name="P22"><text:span text:style-name="T37"/></text:p>
      <text:p text:style-name="P22"><text:span text:style-name="T37">1.5</text:span></text:p>
      <text:p text:style-name="P22"><text:span text:style-name="T37"/></text:p>
      <text:p text:style-name="P22"><text:span text:style-name="T37">1.7</text:span></text:p>
      <text:p text:style-name="P22"><text:span text:style-name="T37"/></text:p>
      <text:p text:style-name="P9"><text:span text:style-name="T38">Partie </text:span><text:span text:style-name="T40">2</text:span><text:span text:style-name="T37">:</text:span></text:p>
      <text:p text:style-name="P9"><text:span text:style-name="T35">Partie </text:span><text:span text:style-name="T36">3</text:span><text:span text:style-name="T34">:</text:span></text:p>
      <text:p text:style-name="P9"><text:span text:style-name="T34"/></text:p>
      <text:p text:style-name="P9"><text:span text:style-name="T34"/></text:p>
      <text:p text:style-name="P40"><text:span text:style-name="T72">Descriptions des jeux d’essais</text:span></text:p>
      <text:p text:style-name="P40"><text:span text:style-name="T72"/></text:p>
      <text:p text:style-name="P44"><text:span text:style-name="T70">Analyse des performances du programme</text:span></text:p>
      <text:p text:style-name="P44"><text:span text:style-name="T70"/></text:p>
      <text:p text:style-name="P44"><text:span text:style-name="T70">Conclusion</text:span></text:p>
      <text:p text:style-name="P10"><text:span text:style-name="T34"><text:s text:c="4"/></text:span><text:span text:style-name="T37"><text:s text:c="4"/></text:span></text:p>
      <text:p text:style-name="P22"><text:span text:style-name="T37"/></text:p>
      <text:p text:style-name="P22"><text:span text:style-name="T37"/></text:p>
      <text:p text:style-name="P12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Symbol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20:14:55.796000000</meta:creation-date>
    <dc:date>2022-03-30T21:20:38.832000000</dc:date>
    <meta:editing-duration>PT1M50S</meta:editing-duration>
    <meta:editing-cycles>1</meta:editing-cycles>
    <meta:document-statistic meta:table-count="0" meta:image-count="0" meta:object-count="0" meta:page-count="3" meta:paragraph-count="55" meta:word-count="672" meta:character-count="4182" meta:non-whitespace-character-count="3362"/>
    <meta:generator>LibreOffice/7.0.3.1$Windows_X86_64 LibreOffice_project/d7547858d014d4cf69878db179d326fc3483e082</meta:generator>
  </office:meta>
</office:document-meta>
</file>